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4" style:family="table">
      <style:table-properties style:width="16.999cm" table:align="margins"/>
    </style:style>
    <style:style style:name="表格4.A" style:family="table-column">
      <style:table-column-properties style:column-width="5.53cm" style:rel-column-width="21319*"/>
    </style:style>
    <style:style style:name="表格4.B" style:family="table-column">
      <style:table-column-properties style:column-width="11.469cm" style:rel-column-width="44216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language-asian="zh" style:country-asian="CN"/>
    </style:style>
    <style:style style:name="P2" style:family="paragraph" style:parent-style-name="Standard">
      <style:paragraph-properties fo:text-align="start" style:justify-single-word="false"/>
      <style:text-properties style:language-asian="zh" style:country-asian="CN"/>
    </style:style>
    <style:style style:name="P3" style:family="paragraph" style:parent-style-name="Standard">
      <style:paragraph-properties fo:text-align="start" style:justify-single-word="false"/>
      <style:text-properties style:language-asian="zh" style:country-asian="CN"/>
    </style:style>
    <style:style style:name="P4" style:family="paragraph" style:parent-style-name="Standard">
      <style:text-properties officeooo:paragraph-rsid="001b30f4"/>
    </style:style>
    <style:style style:name="P5" style:family="paragraph" style:parent-style-name="Table_20_Contents">
      <style:text-properties officeooo:rsid="0019f1b0" officeooo:paragraph-rsid="001b30f4" style:language-asian="zh" style:country-asian="CN"/>
    </style:style>
    <style:style style:name="P6" style:family="paragraph" style:parent-style-name="Table_20_Contents">
      <style:text-properties officeooo:rsid="0019f1b0" officeooo:paragraph-rsid="001b30f4"/>
    </style:style>
    <style:style style:name="P7" style:family="paragraph" style:parent-style-name="Table_20_Contents">
      <style:text-properties officeooo:paragraph-rsid="001b30f4"/>
    </style:style>
    <style:style style:name="T1" style:family="text">
      <style:text-properties officeooo:rsid="0019f1b0"/>
    </style:style>
    <style:style style:name="T2" style:family="text">
      <style:text-properties officeooo:rsid="0019f1b0"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注意事項</text:p>
      <text:p text:style-name="P2">1.注意全局變量的衝突</text:p>
      <text:p text:style-name="P2"><text:s text:c="3"/>fitScreen全局變量的命名規範都以“ fitScreen_ ” 開頭，</text:p>
      <text:p text:style-name="P2"><text:s text:c="3"/>暫時持有全局變量fitScreen_href， fitScreen_pageWidth_cssPixels，fitScreen_lastOrientation在書寫自己代碼的時候，避免設立以“ fitScreen_ ” 開頭的全局變量，防止變量衝突。</text:p>
      <text:p text:style-name="P2"/>
      <text:p text:style-name="P2">2.注意參數的可選性</text:p>
      <text:p text:style-name="P2"><text:s text:c="3"/>fitScreen第一個參數為頁面設計稿寬度，必須要有</text:p>
      <text:p text:style-name="P2"><text:s text:c="3"/>fitScreen第二個參數為fitScreen完成工作後回調的函數，這個是可選，要用到回調的情況，通常為涉及到獲取元素尺寸的操作，不管是自己書寫的代碼，還是調用第三方庫【例如iscroll】，都需要將這部分代碼放置於回調函數中處理。</text:p>
      <text:p text:style-name="P2"/>
      <text:p text:style-name="P2">3.注意fitScreen的調用細節</text:p>
      <text:p text:style-name="P2"><text:s text:c="3"/>window.onload = function(){ fitScreen( 1280 ) };</text:p>
      <text:p text:style-name="P2"><text:s text:c="3"/>之所以放置於window.onload，因為 fitScreen本身需要在頁面加載完畢後再設置，放在fitScreen裡面處理，會有風險，當加載fitScreen之前有代碼在頁面加載完畢時依然在運行時，等到fitScreen再加載時會錯過了這個onload事件，導致其不做事的問題。所以最後還是將 window.onload抽到fitScreen外面。</text:p>
      <text:p text:style-name="P2"/>
      <text:p text:style-name="P2"/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5">注意事项</text:p>
          </table:table-cell>
          <table:table-cell table:style-name="表格4.B1" office:value-type="string">
            <text:p text:style-name="P5"><text:bookmark-start text:name="__DdeLink__328_4970905601"/>例子<text:bookmark-end text:name="__DdeLink__328_4970905601"/></text:p>
          </table:table-cell>
        </table:table-row>
        <table:table-row>
          <table:table-cell table:style-name="表格4.A2" office:value-type="string">
            <text:p text:style-name="P5"><text:bookmark-start text:name="__DdeLink__339_497090560"/><text:bookmark-start text:name="__DdeLink__345_497090560"/><text:bookmark-start text:name="__DdeLink__350_497090560"/>页面最外层元素必须加上id=“wrap”<text:bookmark-end text:name="__DdeLink__339_497090560"/><text:bookmark-end text:name="__DdeLink__345_497090560"/><text:bookmark-end text:name="__DdeLink__350_497090560"/></text:p>
          </table:table-cell>
          <table:table-cell table:style-name="表格4.B2" office:value-type="string">
            <text:p text:style-name="P6">&lt;body&gt;</text:p>
            <text:p text:style-name="P7"><text:span text:style-name="T1"><text:s text:c="3"/></text:span><text:span text:style-name="T2">&lt;div id="wrap"&gt;</text:span></text:p>
            <text:p text:style-name="P5"><text:s text:c="3"/>&lt;/div&gt;</text:p>
            <text:p text:style-name="P5">&lt;/body&gt;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M57S</meta:editing-duration>
    <meta:editing-cycles>5</meta:editing-cycles>
    <meta:generator>LibreOffice/4.0.4.2$Windows_x86 LibreOffice_project/9e9821abd0ffdbc09cd8c52eaa574fa09eb08f2</meta:generator>
    <dc:date>2013-11-20T18:51:36.65</dc:date>
    <meta:document-statistic meta:table-count="1" meta:image-count="0" meta:object-count="0" meta:page-count="1" meta:paragraph-count="17" meta:word-count="346" meta:character-count="658" meta:non-whitespace-character-count="618"/>
    <meta:user-defined meta:name="Info 1"/>
    <meta:user-defined meta:name="Info 2"/>
    <meta:user-defined meta:name="Info 3"/>
    <meta:user-defined meta:name="Info 4"/>
  </office:meta>
</office:document-meta>
</file>